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80f62"/>
    </style:style>
    <style:style style:name="T1" style:family="text">
      <style:text-properties officeooo:rsid="00080f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analyticsvidhya.com/blog/2018/01/10-audio-processing-projects-applications/" text:style-name="Internet_20_link" text:visited-style-name="Visited_20_Internet_20_Link"><text:span text:style-name="T1">https://www.analyticsvidhya.com/blog/2018/01/10-audio-processing-projects-applications/</text:span></text:a></text:p>
      <text:p text:style-name="P1"><text:line-break/>Thanks to the internet, we now have millions of songs we can listen to anytime. Ironically, this has made it even harder to discover new music because of the plethora of options out there. <text:span text:style-name="Emphasis">Music recommendation</text:span> systems help deal with this information overload by automatically recommending new music to listeners. Content providers like Spotify and Saavn have developed highly sophisticated music recommendation engines. These models leverage the user’s past listening history among many other features to build customized recommendation lists.</text:p>
      <text:p text:style-name="Text_20_body"><text:span text:style-name="Strong_20_Emphasis">Whitepaper</text:span> – <text:a xlink:type="simple" xlink:href="https://pdfs.semanticscholar.org/7442/c1ebd6c9ceafa8979f683c5b1584d659b728.pdf" office:target-frame-name="_blank" xlink:show="new" text:style-name="Internet_20_link" text:visited-style-name="Visited_20_Internet_20_Link">https://pdfs.semanticscholar.org/7442/c1ebd6c9ceafa8979f683c5b1584d659b728.pdf</text:a></text:p>
      <text:p text:style-name="Text_20_body">We can tackle the challenge of customizing listening preferences by training a regression/deep learning model. This can be used to predict the latent representations of songs that were obtained from a collaborative filtering model. This way, we could predict the representation of a song in the collaborative filtering space, even if no usage data was available.</text:p>
      <text:p text:style-name="Text_20_body"><text:span text:style-name="Strong_20_Emphasis">Case Study</text:span> – <text:a xlink:type="simple" xlink:href="http://benanne.github.io/2014/08/05/spotify-cnns.html" office:target-frame-name="_blank" xlink:show="new" text:style-name="Internet_20_link" text:visited-style-name="Visited_20_Internet_20_Link">http://benanne.github.io/2014/08/05/spotify-cnns.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0:33:48.756444151</meta:creation-date>
    <meta:generator>LibreOffice/5.1.6.2$Linux_X86_64 LibreOffice_project/10m0$Build-2</meta:generator>
    <dc:date>2018-03-02T10:34:56.230077575</dc:date>
    <meta:editing-duration>PT1M9S</meta:editing-duration>
    <meta:editing-cycles>1</meta:editing-cycles>
    <meta:document-statistic meta:table-count="0" meta:image-count="0" meta:object-count="0" meta:page-count="1" meta:paragraph-count="5" meta:word-count="142" meta:character-count="1150" meta:non-whitespace-character-count="1010"/>
  </office:meta>
</office:document-meta>
</file>